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GB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P27" style:parent-style-name="Standaard" style:family="paragraph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P29" style:parent-style-name="Standaard" style:family="paragraph">
      <style:text-properties fo:language="en" fo:country="GB"/>
    </style:style>
    <style:style style:name="P30" style:parent-style-name="Standaard" style:family="paragraph">
      <style:text-properties fo:language="en" fo:country="GB"/>
    </style:style>
    <style:style style:name="P31" style:parent-style-name="Standaard" style:family="paragraph">
      <style:text-properties fo:language="en" fo:country="GB"/>
    </style:style>
    <style:style style:name="P32" style:parent-style-name="Standaard" style:family="paragraph">
      <style:text-properties fo:language="en" fo:country="GB"/>
    </style:style>
    <style:style style:name="P33" style:parent-style-name="Standaard" style:family="paragraph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P41" style:parent-style-name="Standaard" style:family="paragraph">
      <style:text-properties fo:language="en" fo:country="GB"/>
    </style:style>
    <style:style style:name="P42" style:parent-style-name="Standaard" style:family="paragraph">
      <style:text-properties fo:language="en" fo:country="GB"/>
    </style:style>
    <style:style style:name="P43" style:parent-style-name="Standaard" style:family="paragraph">
      <style:text-properties fo:language="en" fo:country="GB"/>
    </style:style>
    <style:style style:name="P44" style:parent-style-name="Standaard" style:family="paragraph">
      <style:text-properties fo:language="en" fo:country="GB"/>
    </style:style>
    <style:style style:name="P45" style:parent-style-name="Standaard" style:family="paragraph">
      <style:text-properties fo:language="en" fo:country="GB"/>
    </style:style>
    <style:style style:name="P46" style:parent-style-name="Standaard" style:family="paragraph">
      <style:text-properties fo:language="en" fo:country="GB"/>
    </style:style>
    <style:style style:name="P47" style:parent-style-name="Standaard" style:family="paragraph">
      <style:text-properties fo:language="en" fo:country="GB"/>
    </style:style>
    <style:style style:name="P48" style:parent-style-name="Standaard" style:family="paragraph">
      <style:text-properties fo:language="en" fo:country="GB"/>
    </style:style>
    <style:style style:name="P49" style:parent-style-name="Standaard" style:family="paragraph">
      <style:text-properties fo:language="en" fo:country="GB"/>
    </style:style>
    <style:style style:name="P50" style:parent-style-name="Standaard" style:family="paragraph">
      <style:text-properties fo:language="en" fo:country="GB"/>
    </style:style>
    <style:style style:name="P51" style:parent-style-name="Standaard" style:family="paragraph">
      <style:text-properties fo:language="en" fo:country="GB"/>
    </style:style>
    <style:style style:name="P52" style:parent-style-name="Standaard" style:family="paragraph">
      <style:text-properties fo:language="en" fo:country="GB"/>
    </style:style>
    <style:style style:name="P53" style:parent-style-name="Standaard" style:family="paragraph">
      <style:text-properties fo:language="en" fo:country="GB"/>
    </style:style>
    <style:style style:name="P54" style:parent-style-name="Standaard" style:family="paragraph">
      <style:text-properties fo:language="en" fo:country="GB"/>
    </style:style>
    <style:style style:name="P55" style:parent-style-name="Standaard" style:family="paragraph">
      <style:text-properties fo:language="en" fo:country="GB"/>
    </style:style>
    <style:style style:name="P56" style:parent-style-name="Standaard" style:family="paragraph">
      <style:text-properties fo:language="en" fo:country="GB"/>
    </style:style>
    <style:style style:name="P57" style:parent-style-name="Standaard" style:family="paragraph">
      <style:text-properties fo:language="en" fo:country="GB"/>
    </style:style>
    <style:style style:name="P58" style:parent-style-name="Standaard" style:family="paragraph">
      <style:text-properties fo:language="en" fo:country="GB"/>
    </style:style>
    <style:style style:name="P59" style:parent-style-name="Standaard" style:family="paragraph">
      <style:text-properties fo:language="en" fo:country="GB"/>
    </style:style>
    <style:style style:name="P60" style:parent-style-name="Standaard" style:family="paragraph">
      <style:text-properties fo:language="en" fo:country="GB"/>
    </style:style>
    <style:style style:name="P61" style:parent-style-name="Standaard" style:family="paragraph">
      <style:text-properties fo:language="en" fo:country="GB"/>
    </style:style>
    <style:style style:name="P62" style:parent-style-name="Standaard" style:family="paragraph">
      <style:text-properties fo:language="en" fo:country="GB"/>
    </style:style>
    <style:style style:name="P63" style:parent-style-name="Standaard" style:family="paragraph">
      <style:text-properties fo:language="en" fo:country="GB"/>
    </style:style>
    <style:style style:name="P64" style:parent-style-name="Standaard" style:family="paragraph">
      <style:text-properties fo:language="en" fo:country="GB"/>
    </style:style>
    <style:style style:name="P65" style:parent-style-name="Standaard" style:family="paragraph">
      <style:text-properties fo:language="en" fo:country="GB"/>
    </style:style>
    <style:style style:name="P66" style:parent-style-name="Standaard" style:family="paragraph">
      <style:text-properties fo:language="en" fo:country="GB"/>
    </style:style>
    <style:style style:name="P67" style:parent-style-name="Standaard" style:family="paragraph">
      <style:text-properties fo:language="en" fo:country="GB"/>
    </style:style>
    <style:style style:name="P68" style:parent-style-name="Standaard" style:family="paragraph">
      <style:text-properties fo:language="en" fo:country="GB"/>
    </style:style>
    <style:style style:name="P69" style:parent-style-name="Standaard" style:family="paragraph">
      <style:text-properties fo:language="en" fo:country="GB"/>
    </style:style>
    <style:style style:name="P70" style:parent-style-name="Standaard" style:family="paragraph">
      <style:text-properties fo:language="en" fo:country="GB"/>
    </style:style>
    <style:style style:name="P71" style:parent-style-name="Standaard" style:family="paragraph">
      <style:text-properties fo:language="en" fo:country="GB"/>
    </style:style>
    <style:style style:name="P72" style:parent-style-name="Standaard" style:family="paragraph">
      <style:text-properties fo:language="en" fo:country="GB"/>
    </style:style>
    <style:style style:name="P73" style:parent-style-name="Standaard" style:family="paragraph">
      <style:text-properties fo:language="en" fo:country="GB"/>
    </style:style>
    <style:style style:name="P74" style:parent-style-name="Standaard" style:family="paragraph">
      <style:text-properties fo:language="en" fo:country="GB"/>
    </style:style>
    <style:style style:name="P75" style:parent-style-name="Standaard" style:family="paragraph">
      <style:text-properties fo:language="en" fo:country="GB"/>
    </style:style>
    <style:style style:name="P76" style:parent-style-name="Standaard" style:family="paragraph">
      <style:text-properties fo:language="en" fo:country="GB"/>
    </style:style>
    <style:style style:name="T77" style:parent-style-name="Standaardalinea-lettertype" style:family="text">
      <style:text-properties fo:language="en" fo:country="GB"/>
    </style:style>
    <style:style style:name="P78" style:parent-style-name="Standaard" style:family="paragraph">
      <style:text-properties fo:language="en" fo:country="GB"/>
    </style:style>
    <style:style style:name="P79" style:parent-style-name="Standaard" style:family="paragraph">
      <style:text-properties fo:language="en" fo:country="GB"/>
    </style:style>
    <style:style style:name="P80" style:parent-style-name="Standaard" style:family="paragraph">
      <style:text-properties fo:language="en" fo:country="GB"/>
    </style:style>
    <style:style style:name="P81" style:parent-style-name="Standaard" style:family="paragraph">
      <style:text-properties fo:language="en" fo:country="GB"/>
    </style:style>
    <style:style style:name="P82" style:parent-style-name="Standaard" style:family="paragraph">
      <style:text-properties fo:language="en" fo:country="GB"/>
    </style:style>
    <style:style style:name="P83" style:parent-style-name="Standaard" style:family="paragraph">
      <style:text-properties fo:language="en" fo:country="GB"/>
    </style:style>
    <style:style style:name="P84" style:parent-style-name="Standaard" style:family="paragraph">
      <style:text-properties fo:language="en" fo:country="GB"/>
    </style:style>
    <style:style style:name="P85" style:parent-style-name="Standaard" style:family="paragraph">
      <style:text-properties fo:language="en" fo:country="GB"/>
    </style:style>
    <style:style style:name="P86" style:parent-style-name="Standaard" style:family="paragraph">
      <style:text-properties fo:language="en" fo:country="GB"/>
    </style:style>
    <style:style style:name="T87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.flexbox-container {</text:p>
      <text:p text:style-name="P2">}</text:p>
      <text:p text:style-name="P3"/>
      <text:p text:style-name="P4">.flexbox-item {</text:p>
      <text:p text:style-name="P5"><text:s text:c="4"/>width: 500px;</text:p>
      <text:p text:style-name="P6"><text:s text:c="4"/>border: 0px solid #333;</text:p>
      <text:p text:style-name="P7"><text:s text:c="4"/>background-color: #bdb76b;</text:p>
      <text:p text:style-name="P8">}</text:p>
      <text:p text:style-name="P9"/>
      <text:p text:style-name="P10">.flexbox-item-1 {</text:p>
      <text:p text:style-name="P11"><text:s text:c="2"/>min-height: 10px;</text:p>
      <text:p text:style-name="P12"><text:s text:c="2"/>width: 100%;</text:p>
      <text:p text:style-name="P13"><text:s text:c="2"/>margin: auto;</text:p>
      <text:p text:style-name="P14"><text:s text:c="2"/>margin-top: 100px</text:p>
      <text:p text:style-name="P15">}</text:p>
      <text:p text:style-name="P16"/>
      <text:p text:style-name="P17">.flexbox-item-2 {</text:p>
      <text:p text:style-name="P18"><text:s text:c="2"/>min-height: 400px;</text:p>
      <text:p text:style-name="P19"><text:s text:c="2"/>width: 90%;</text:p>
      <text:p text:style-name="P20"><text:s text:c="2"/>margin: auto;</text:p>
      <text:p text:style-name="P21"><text:s text:c="2"/>margin-top: 60px;</text:p>
      <text:p text:style-name="P22">}</text:p>
      <text:p text:style-name="P23"/>
      <text:p text:style-name="P24">.flexbox-container-2 {</text:p>
      <text:p text:style-name="P25"><text:s text:c="2"/>display: flex;</text:p>
      <text:p text:style-name="P26"><text:s text:c="2"/>justify-content: space-around;</text:p>
      <text:p text:style-name="P27">}</text:p>
      <text:p text:style-name="P28"/>
      <text:p text:style-name="P29">.flexbox-item-3-4-5 {</text:p>
      <text:p text:style-name="P30"><text:s text:c="4"/>width: 300px;</text:p>
      <text:p text:style-name="P31"><text:s text:c="4"/>border: 0px solid #333;</text:p>
      <text:soft-page-break/>
      <text:p text:style-name="P32"><text:s text:c="4"/>background-color: #bdb76b;</text:p>
      <text:p text:style-name="P33">}</text:p>
      <text:p text:style-name="P34"/>
      <text:p text:style-name="P35">.flexbox-item-3 {</text:p>
      <text:p text:style-name="P36"><text:s text:c="2"/>min-height: 300px;</text:p>
      <text:p text:style-name="P37"><text:s text:c="2"/>margin-top: 100px;</text:p>
      <text:p text:style-name="P38">}</text:p>
      <text:p text:style-name="P39"/>
      <text:p text:style-name="P40">.flexbox-item-4 {</text:p>
      <text:p text:style-name="P41"><text:s text:c="2"/>min-height: 300px;</text:p>
      <text:p text:style-name="P42"><text:s text:c="2"/>margin-top: 100px;</text:p>
      <text:p text:style-name="P43">}</text:p>
      <text:p text:style-name="P44"/>
      <text:p text:style-name="P45">.flexbox-item-5 {</text:p>
      <text:p text:style-name="P46"><text:s text:c="2"/>min-height: 300px;</text:p>
      <text:p text:style-name="P47"><text:s text:c="2"/>margin-top: 100px;</text:p>
      <text:p text:style-name="P48">}</text:p>
      <text:p text:style-name="P49"/>
      <text:p text:style-name="P50">li {</text:p>
      <text:p text:style-name="P51"><text:s text:c="2"/>display: flex;</text:p>
      <text:p text:style-name="P52"><text:s text:c="2"/>justify-content: center;</text:p>
      <text:p text:style-name="P53"><text:s text:c="2"/>align-self: center;</text:p>
      <text:p text:style-name="P54"><text:s text:c="2"/>background: silver;</text:p>
      <text:p text:style-name="P55"><text:s text:c="2"/>width: 100%;</text:p>
      <text:p text:style-name="P56"><text:s text:c="2"/>height: 20%;</text:p>
      <text:p text:style-name="P57">}</text:p>
      <text:p text:style-name="P58"/>
      <text:p text:style-name="P59"/>
      <text:p text:style-name="P60"/>
      <text:p text:style-name="P61"/>
      <text:p text:style-name="P62"/>
      <text:soft-page-break/>
      <text:p text:style-name="P63">&lt;!DOCTYPE html&gt;</text:p>
      <text:p text:style-name="P64">&lt;html&gt;</text:p>
      <text:p text:style-name="P65"><text:s text:c="2"/>&lt;head&gt;</text:p>
      <text:p text:style-name="P66"><text:s text:c="4"/>&lt;link href="./css/index.css" type="text/css" rel="stylesheet"&gt;</text:p>
      <text:p text:style-name="P67"><text:s text:c="4"/>&lt;title&gt; goede website&lt;/title&gt;</text:p>
      <text:p text:style-name="P68"><text:s text:c="2"/>&lt;/head&gt;</text:p>
      <text:p text:style-name="P69"><text:s text:c="2"/>&lt;body&gt;</text:p>
      <text:p text:style-name="P70"><text:s text:c="4"/>&lt;div class="flexbox-container"&gt;</text:p>
      <text:p text:style-name="P71"><text:s text:c="6"/>&lt;div class="flexbox-item flexbox-item-1"&gt;&lt;/div&gt;</text:p>
      <text:p text:style-name="P72"><text:s text:c="6"/>&lt;div class="flexbox-item flexbox-item-2"&gt;&lt;/div&gt;</text:p>
      <text:p text:style-name="P73"><text:s text:c="4"/>&lt;div class="flexbox-container-2"&gt;</text:p>
      <text:p text:style-name="P74"><text:s text:c="6"/>&lt;div class="flexbox-item-3-4-5 flexbox-item-3"&gt;&lt;/div&gt;</text:p>
      <text:p text:style-name="P75"><text:s text:c="6"/>&lt;div class="flexbox-item-3-4-5 flexbox-item-4"&gt;&lt;/div&gt;</text:p>
      <text:p text:style-name="P76"><text:s text:c="6"/>&lt;div class="flexbox-item-3-4-5 flexbox-item-5"&gt;&lt;/div&gt;</text:p>
      <text:p text:style-name="Standaard"><text:span text:style-name="T77"><text:s text:c="4"/></text:span>&lt;ul&gt;</text:p>
      <text:p text:style-name="Standaard"><text:s text:c="6"/>&lt;li&gt;nike&lt;/li&gt;</text:p>
      <text:p text:style-name="Standaard"><text:s text:c="4"/>&lt;/ul&gt; <text:s/></text:p>
      <text:p text:style-name="Standaard"><text:s text:c="2"/>&lt;/body&gt;</text:p>
      <text:p text:style-name="Standaard">&lt;/html&gt;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78">&lt;!DOCTYPE html&gt;</text:p>
      <text:p text:style-name="P79">&lt;html&gt;</text:p>
      <text:p text:style-name="P80"><text:s text:c="2"/>&lt;head&gt;</text:p>
      <text:p text:style-name="P81"><text:s text:c="4"/>&lt;link href="./css/index.css" type="text/css" rel="stylesheet"&gt;</text:p>
      <text:p text:style-name="P82"><text:s text:c="4"/>&lt;title&gt; goede website&lt;/title&gt;</text:p>
      <text:p text:style-name="P83"><text:s text:c="2"/>&lt;/head&gt;</text:p>
      <text:p text:style-name="P84"><text:s text:c="2"/>&lt;body&gt;</text:p>
      <text:p text:style-name="P85"><text:s text:c="4"/>&lt;ul&gt;</text:p>
      <text:p text:style-name="P86"><text:s text:c="6"/>&lt;li&gt;logo&lt;/li&gt;</text:p>
      <text:p text:style-name="Standaard"><text:span text:style-name="T87"><text:s text:c="4"/></text:span>&lt;/ul&gt;</text:p>
      <text:p text:style-name="Standaard"><text:s text:c="2"/>&lt;/body&gt;</text:p>
      <text:p text:style-name="Standa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 de Lepper (Leerling)</meta:initial-creator>
    <dc:creator>Bas de Lepper (Leerling)</dc:creator>
    <meta:creation-date>2021-12-09T11:04:00Z</meta:creation-date>
    <dc:date>2021-12-09T13:27:00Z</dc:date>
    <meta:template xlink:href="Normal" xlink:type="simple"/>
    <meta:editing-cycles>2</meta:editing-cycles>
    <meta:editing-duration>PT180S</meta:editing-duration>
    <meta:document-statistic meta:page-count="4" meta:paragraph-count="3" meta:word-count="245" meta:character-count="1592" meta:row-count="11" meta:non-whitespace-character-count="1350"/>
  </office:meta>
</office:document-meta>
</file>